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21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3cm" fo:min-width="20.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9.5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3cm" fo:min-width="8.7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1.5cm" svg:height="3cm" svg:x="3.7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25cm" svg:height="3.25cm" svg:x="4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72cm" svg:height="0.962cm" svg:x="3.75cm" svg:y="5.25cm">
          <draw:text-box>
            <text:p>CPF</text:p>
          </draw:text-box>
        </draw:frame>
        <draw:frame draw:style-name="gr3" draw:text-style-name="P2" draw:layer="layout" svg:width="2.335cm" svg:height="0.962cm" svg:x="4.25cm" svg:y="13.25cm">
          <draw:text-box>
            <text:p>Senha</text:p>
          </draw:text-box>
        </draw:frame>
        <draw:frame draw:style-name="gr3" draw:text-style-name="P2" draw:layer="layout" svg:width="7.559cm" svg:height="0.962cm" svg:x="10.441cm" svg:y="2.788cm">
          <draw:text-box>
            <text:p>Informe suas credenciais</text:p>
          </draw:text-box>
        </draw:frame>
      </draw:page>
      <draw:page draw:name="page2" draw:style-name="dp1" draw:master-page-name="Padrão">
        <draw:custom-shape draw:style-name="gr4" draw:text-style-name="P1" draw:layer="layout" svg:width="10cm" svg:height="3cm" svg:x="3.7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25cm" svg:height="3.25cm" svg:x="18.75cm" svg:y="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216cm" svg:height="0.962cm" svg:x="3.784cm" svg:y="5cm">
          <draw:text-box>
            <text:p>Depósitar</text:p>
          </draw:text-box>
        </draw:frame>
        <draw:frame draw:style-name="gr3" draw:text-style-name="P2" draw:layer="layout" svg:width="2.157cm" svg:height="0.962cm" svg:x="25.25cm" svg:y="4.75cm">
          <draw:text-box>
            <text:p>Sacar</text:p>
          </draw:text-box>
        </draw:frame>
        <draw:frame draw:style-name="gr6" draw:text-style-name="P2" draw:layer="layout" svg:width="9cm" svg:height="1.673cm" svg:x="12.5cm" svg:y="2.288cm">
          <draw:text-box>
            <text:p>Selecione a operaçao: </text:p>
          </draw:text-box>
        </draw:frame>
        <draw:frame draw:style-name="gr3" draw:text-style-name="P2" draw:layer="layout" svg:width="1.628cm" svg:height="0.962cm" svg:x="14.622cm" svg:y="13.75cm">
          <draw:text-box>
            <text:p>Sair</text:p>
          </draw:text-box>
        </draw:frame>
        <draw:custom-shape draw:style-name="gr5" draw:text-style-name="P1" draw:layer="layout" svg:width="9.25cm" svg:height="3.25cm" svg:x="11cm" svg:y="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9:06:05.286893074</meta:creation-date>
    <dc:date>2026-03-11T20:21:27.428541651</dc:date>
    <meta:editing-duration>PT1H5M8S</meta:editing-duration>
    <meta:editing-cycles>2</meta:editing-cycles>
    <meta:generator>LibreOffice/24.2.7.2$Linux_X86_64 LibreOffice_project/420$Build-2</meta:generator>
    <meta:document-statistic meta:object-count="12"/>
  </office:meta>
</office:document-meta>
</file>